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222in" style:rel-column-width="6092*"/>
    </style:style>
    <style:style style:name="Table1.B" style:family="table-column">
      <style:table-column-properties style:column-width="1.3139in" style:rel-column-width="12864*"/>
    </style:style>
    <style:style style:name="Table1.C" style:family="table-column">
      <style:table-column-properties style:column-width="1.875in" style:rel-column-width="18359*"/>
    </style:style>
    <style:style style:name="Table1.D" style:family="table-column">
      <style:table-column-properties style:column-width="1.5625in" style:rel-column-width="15299*"/>
    </style:style>
    <style:style style:name="Table1.E" style:family="table-column">
      <style:table-column-properties style:column-width="1.3194in" style:rel-column-width="12921*"/>
    </style:style>
    <style:style style:name="Table1.A1" style:family="table-cell">
      <style:table-cell-properties fo:background-color="#81d41a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E1" style:family="table-cell">
      <style:table-cell-properties fo:background-color="#81d41a" fo:padding="0.0201in" fo:border="0.05pt solid #000000" style:writing-mode="page">
        <style:background-image/>
      </style:table-cell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31d0e" officeooo:paragraph-rsid="00031d0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31d0e" officeooo:paragraph-rsid="00031d0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429e7" officeooo:paragraph-rsid="000429e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59ade" officeooo:paragraph-rsid="00059ade" style:font-weight-asian="normal" style:font-weight-complex="normal"/>
    </style:style>
    <style:style style:name="P5" style:family="paragraph" style:parent-style-name="Standard">
      <style:text-properties officeooo:rsid="00194082" officeooo:paragraph-rsid="00194082"/>
    </style:style>
    <style:style style:name="P6" style:family="paragraph" style:parent-style-name="Table_20_Contents">
      <style:paragraph-properties fo:text-align="center" style:justify-single-word="false"/>
      <style:text-properties officeooo:rsid="00064b4f" officeooo:paragraph-rsid="00064b4f"/>
    </style:style>
    <style:style style:name="P7" style:family="paragraph" style:parent-style-name="Table_20_Contents">
      <style:text-properties officeooo:rsid="00072928" officeooo:paragraph-rsid="00072928"/>
    </style:style>
    <style:style style:name="P8" style:family="paragraph" style:parent-style-name="Table_20_Contents">
      <style:paragraph-properties fo:text-align="center" style:justify-single-word="false"/>
      <style:text-properties officeooo:rsid="00072928" officeooo:paragraph-rsid="00072928"/>
    </style:style>
    <style:style style:name="P9" style:family="paragraph" style:parent-style-name="Table_20_Contents">
      <style:paragraph-properties fo:text-align="center" style:justify-single-word="false"/>
      <style:text-properties officeooo:rsid="00091608" officeooo:paragraph-rsid="00091608"/>
    </style:style>
    <style:style style:name="P10" style:family="paragraph" style:parent-style-name="Table_20_Contents">
      <style:text-properties officeooo:rsid="0016a0ab" officeooo:paragraph-rsid="0016a0ab"/>
    </style:style>
    <style:style style:name="P11" style:family="paragraph" style:parent-style-name="Table_20_Contents">
      <style:text-properties officeooo:rsid="0016a0ab" officeooo:paragraph-rsid="00194082"/>
    </style:style>
    <style:style style:name="P12" style:family="paragraph" style:parent-style-name="Table_20_Contents">
      <style:text-properties officeooo:rsid="00194082" officeooo:paragraph-rsid="00194082"/>
    </style:style>
    <style:style style:name="P13" style:family="paragraph" style:parent-style-name="Table_20_Heading">
      <style:text-properties officeooo:rsid="00064b4f" officeooo:paragraph-rsid="00064b4f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0429e7" officeooo:paragraph-rsid="000429e7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officeooo:rsid="00031d0e" officeooo:paragraph-rsid="00031d0e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normal" officeooo:rsid="000429e7" officeooo:paragraph-rsid="000429e7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weight="normal" officeooo:rsid="000429e7" officeooo:paragraph-rsid="000429e7" style:font-weight-asian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weight="normal" officeooo:rsid="0014eaef" officeooo:paragraph-rsid="0014eaef" style:font-weight-asian="normal" style:font-weight-complex="normal"/>
    </style:style>
    <style:style style:name="T1" style:family="text">
      <style:text-properties officeooo:rsid="000d9bd5"/>
    </style:style>
    <style:style style:name="T2" style:family="text">
      <style:text-properties style:font-name="Arial" fo:font-size="8pt"/>
    </style:style>
    <style:style style:name="T3" style:family="text">
      <style:text-properties style:font-name="Arial" fo:font-size="8pt" officeooo:rsid="0016a0ab"/>
    </style:style>
    <style:style style:name="T4" style:family="text">
      <style:text-properties style:font-name="Arial" fo:font-size="8pt" officeooo:rsid="00194082"/>
    </style:style>
    <style:style style:name="T5" style:family="text">
      <style:text-properties style:font-name="Arial" fo:font-size="8pt" officeooo:rsid="0019f17d"/>
    </style:style>
    <style:style style:name="T6" style:family="text">
      <style:text-properties style:font-name="Times New Roman" officeooo:rsid="0014eaef"/>
    </style:style>
    <style:style style:name="T7" style:family="text">
      <style:text-properties officeooo:rsid="001940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 Assignment and Presentation Schedule</text:p>
      <text:p text:style-name="P2"/>
      <text:p text:style-name="P2">You have to make a paper about a certain topic. The paper must follow the rules :</text:p>
      <text:list xml:id="list2451750920" text:style-name="L1">
        <text:list-item>
          <text:p text:style-name="P14">The content must be applied justified alignment</text:p>
        </text:list-item>
        <text:list-item>
          <text:p text:style-name="P14">The content must be formatted using Times New Roman and font size is 12</text:p>
        </text:list-item>
        <text:list-item>
          <text:p text:style-name="P15">The size of line spacing is 1.5 space.</text:p>
        </text:list-item>
        <text:list-item>
          <text:p text:style-name="P15">All references must be written by using APA 5th (American Psychological Association) format.</text:p>
        </text:list-item>
        <text:list-item>
          <text:p text:style-name="P15">You can use the application like Mendeley to assist you in making reference.</text:p>
        </text:list-item>
        <text:list-item>
          <text:p text:style-name="P15">You are not allowed to <text:s/>copy and paste references. Using paraphrasing technique to do the literature review.</text:p>
        </text:list-item>
        <text:list-item>
          <text:p text:style-name="P16">You are prohibited to take Wikipedia, unknown and unreputable blogs or websites as references. You can take journals, text books, reputable websites as your references.</text:p>
        </text:list-item>
        <text:list-item>
          <text:p text:style-name="P18">You can use Python built in function to implement the presented topic.</text:p>
        </text:list-item>
      </text:list>
      <text:p text:style-name="P3"/>
      <text:p text:style-name="P3">Your paper must contain this point :</text:p>
      <text:list xml:id="list2327106681" text:style-name="L2">
        <text:list-item>
          <text:p text:style-name="P17">Literature review of the <text:span text:style-name="T6">data structure</text:span></text:p>
          <text:p text:style-name="P17">You must explain and give much information and how the work of the <text:span text:style-name="T6">data structure</text:span>.</text:p>
        </text:list-item>
        <text:list-item>
          <text:p text:style-name="P17">The simple case how to apply the <text:span text:style-name="T6">data structure</text:span></text:p>
        </text:list-item>
      </text:list>
      <text:p text:style-name="P3"/>
      <text:p text:style-name="P4">Topic assignment, the date of submission of assignments, the presentation da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138012640">
            <table:table-cell table:style-name="Table1.A1" office:value-type="string">
              <text:p text:style-name="P13">Number</text:p>
            </table:table-cell>
            <table:table-cell table:style-name="Table1.A1" office:value-type="string">
              <text:p text:style-name="P13">Group</text:p>
            </table:table-cell>
            <table:table-cell table:style-name="Table1.A1" office:value-type="string">
              <text:p text:style-name="P13">Topic</text:p>
            </table:table-cell>
            <table:table-cell table:style-name="Table1.A1" office:value-type="string">
              <text:p text:style-name="P13">The date of submission of assignment</text:p>
            </table:table-cell>
            <table:table-cell table:style-name="Table1.E1" office:value-type="string">
              <text:p text:style-name="P13">The presentation date</text:p>
            </table:table-cell>
          </table:table-row>
        </table:table-header-rows>
        <table:table-row table:style-name="TableLine132330112">
          <table:table-cell table:style-name="Table1.A3" office:value-type="string">
            <text:p text:style-name="P6">1.</text:p>
          </table:table-cell>
          <table:table-cell table:style-name="Table1.B3" office:value-type="string">
            <text:p text:style-name="P5"><text:span text:style-name="T4">A</text:span><text:span text:style-name="T2">xceldio Martius</text:span></text:p>
          </table:table-cell>
          <table:table-cell table:style-name="Table1.C3" office:value-type="string">
            <text:p text:style-name="P11">Linear collection : Stack</text:p>
          </table:table-cell>
          <table:table-cell table:style-name="Table1.D4" table:number-rows-spanned="3" office:value-type="string">
            <text:p text:style-name="P7">May 0<text:span text:style-name="T5">4</text:span>, 2021 <text:span text:style-name="T1">by</text:span> <text:span text:style-name="T4">04</text:span>.48 PM</text:p>
          </table:table-cell>
          <table:table-cell table:style-name="Table1.E4" table:number-rows-spanned="3" office:value-type="string">
            <text:p text:style-name="P7">May 0<text:span text:style-name="T5">4</text:span>, 2021 <text:span text:style-name="T7">by 06.30 PM</text:span></text:p>
          </table:table-cell>
        </table:table-row>
        <table:table-row table:style-name="TableLine137961696">
          <table:table-cell table:style-name="Table1.A3" office:value-type="string">
            <text:p text:style-name="P8">2.</text:p>
          </table:table-cell>
          <table:table-cell table:style-name="Table1.B3" office:value-type="string">
            <text:p text:style-name="P12">Ricky Yohanes</text:p>
          </table:table-cell>
          <table:table-cell table:style-name="Table1.C3" office:value-type="string">
            <text:p text:style-name="P11">Collection, array and linked structure</text:p>
          </table:table-cell>
          <table:covered-table-cell/>
          <table:covered-table-cell/>
        </table:table-row>
        <table:table-row table:style-name="TableLine138805632">
          <table:table-cell table:style-name="Table1.A4" office:value-type="string">
            <text:p text:style-name="P9">3.</text:p>
          </table:table-cell>
          <table:table-cell table:style-name="Table1.B4" office:value-type="string">
            <text:p text:style-name="P12">Yosafat Hizkia Pesik</text:p>
          </table:table-cell>
          <table:table-cell table:style-name="Table1.C4" office:value-type="string">
            <text:p text:style-name="P10">Linear collection : <text:span text:style-name="T2">Queue</text:span>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09:27:42.108664087</meta:creation-date>
    <dc:date>2021-04-28T16:42:06.034111848</dc:date>
    <meta:editing-duration>PT44M36S</meta:editing-duration>
    <meta:editing-cycles>15</meta:editing-cycles>
    <meta:generator>LibreOffice/7.1.2.2$Linux_X86_64 LibreOffice_project/8a45595d069ef5570103caea1b71cc9d82b2aae4</meta:generator>
    <meta:document-statistic meta:table-count="1" meta:image-count="0" meta:object-count="0" meta:page-count="1" meta:paragraph-count="31" meta:word-count="236" meta:character-count="1359" meta:non-whitespace-character-count="1163"/>
  </office:meta>
</office:document-meta>
</file>